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png" manifest:media-type="image/png"/>
  <manifest:file-entry manifest:full-path="media/image5.png" manifest:media-type="image/png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ffcc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d4cc2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draw:fill="none" draw:stroke="solid" svg:stroke-width="0.00694in" svg:stroke-color="#000000" draw:marker-end="a833" svg:stroke-opacity="100%" draw:stroke-linejoin="miter" svg:stroke-linecap="butt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796">
      <style:graphic-properties draw:fill="none" draw:stroke="solid" svg:stroke-width="0.00694in" svg:stroke-color="#000000" draw:marker-end="a795" svg:stroke-opacity="100%" draw:stroke-linejoin="miter" svg:stroke-linecap="butt"/>
    </style:style>
    <style:style style:family="drawing-page" style:name="a838">
      <style:drawing-page-properties draw:fill="solid" draw:fill-color="#dddddd" draw:opacity="49.02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9" style:parent-style-name="Graphics">
      <style:graphic-properties draw:fill="none" draw:stroke="none"/>
    </style:style>
    <style:style style:family="graphic" style:name="a798">
      <style:graphic-properties draw:fill="none" draw:stroke="solid" svg:stroke-width="0.00694in" svg:stroke-color="#000000" draw:marker-end="a797" svg:stroke-opacity="100%" draw:stroke-linejoin="miter" svg:stroke-linecap="but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736">
      <style:graphic-properties draw:fill="none" draw:stroke="solid" svg:stroke-width="0.00694in" svg:stroke-color="#000000" draw:marker-end="a735" svg:stroke-opacity="100%" draw:stroke-linejoin="miter" svg:stroke-linecap="butt"/>
    </style:style>
    <style:style style:family="drawing-page" style:name="a695">
      <style:drawing-page-properties draw:fill="solid" draw:fill-color="#dddddd" draw:opacity="49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96" style:parent-style-name="Graphics">
      <style:graphic-properties draw:fill="none" draw:stroke="none"/>
    </style:style>
    <style:style style:family="graphic" style:name="a840" style:parent-style-name="Graphics">
      <style:graphic-properties draw:fill="none" draw:stroke="none"/>
    </style:style>
    <style:style style:family="graphic" style:name="a738">
      <style:graphic-properties draw:fill="none" draw:stroke="solid" svg:stroke-width="0.00694in" svg:stroke-color="#000000" draw:marker-end="a737" svg:stroke-opacity="100%" draw:stroke-linejoin="miter" svg:stroke-linecap="but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GothicNeo" style:font-family-asian="Microsoft GothicNeo" style:font-family-complex="Microsoft GothicNeo" style:font-family-generic="swiss" style:font-family-generic-asian="swiss" style:font-family-generic-complex="swiss" style:font-pitch="variable" style:font-pitch-asian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draw:fill="none" draw:stroke="solid" svg:stroke-width="0.00694in" svg:stroke-color="#000000" draw:marker-end="a841" svg:stroke-opacity="100%" draw:stroke-linejoin="miter" svg:stroke-linecap="butt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draw:fill="none" draw:stroke="solid" svg:stroke-width="0.00694in" svg:stroke-color="#000000" draw:marker-end="a739" svg:stroke-opacity="100%" draw:stroke-linejoin="miter" svg:stroke-linecap="butt"/>
    </style:style>
    <style:style style:family="graphic" style:name="a742">
      <style:graphic-properties draw:fill="none" draw:stroke="solid" svg:stroke-width="0.00694in" svg:stroke-color="#000000" draw:marker-end="a741" svg:stroke-opacity="100%" draw:stroke-linejoin="miter" svg:stroke-linecap="but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5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747">
      <style:graphic-properties draw:fill="none" draw:stroke="solid" svg:stroke-width="0.00694in" svg:stroke-color="#000000" draw:marker-end="a746" svg:stroke-opacity="100%" draw:stroke-linejoin="miter" svg:stroke-linecap="butt"/>
    </style:style>
    <style:style style:family="graphic" style:name="a852">
      <style:graphic-properties draw:fill="none" draw:stroke="solid" svg:stroke-width="0.00694in" svg:stroke-color="#000000" draw:marker-end="a851" svg:stroke-opacity="100%" draw:stroke-linejoin="miter" svg:stroke-linecap="butt"/>
    </style:style>
    <style:style style:family="graphic" style:name="a749">
      <style:graphic-properties draw:fill="none" draw:stroke="solid" svg:stroke-width="0.00694in" svg:stroke-color="#000000" draw:marker-end="a748" svg:stroke-opacity="100%" draw:stroke-linejoin="miter" svg:stroke-linecap="but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57" style:parent-style-name="Graphics">
      <style:graphic-properties draw:fill="none" draw:stroke="none"/>
    </style:style>
    <style:style style:family="graphic" style:name="a859">
      <style:graphic-properties draw:fill="none" draw:stroke="solid" svg:stroke-width="0.00694in" svg:stroke-color="#000000" draw:marker-end="a858" svg:stroke-opacity="100%" draw:stroke-linejoin="miter" svg:stroke-linecap="butt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53">
      <style:drawing-page-properties draw:fill="solid" draw:fill-color="#dddddd" draw:opacity="49.02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6797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cc9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65">
      <style:graphic-properties draw:fill="none" draw:stroke="solid" svg:stroke-width="0.00694in" svg:stroke-color="#000000" draw:marker-end="a864" svg:stroke-opacity="100%" draw:stroke-linejoin="miter" svg:stroke-linecap="but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d4cc2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GothicNeo" style:font-family-asian="Microsoft GothicNeo" style:font-family-complex="Microsoft GothicNeo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f6797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76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none" draw:stroke="solid" svg:stroke-width="0.00694in" svg:stroke-color="#000000" draw:marker-end="a871" svg:stroke-opacity="100%" draw:stroke-linejoin="miter" svg:stroke-linecap="but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GothicNeo" style:font-family-asian="Microsoft GothicNeo" style:font-family-complex="Microsoft GothicNeo" style:font-family-generic="swiss" style:font-family-generic-asian="swiss" style:font-family-generic-complex="swiss" style:font-pitch="variable" style:font-pitch-asian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04">
      <style:drawing-page-properties draw:fill="solid" draw:fill-color="#dddddd" draw:opacity="49.02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GothicNeo" style:font-family-asian="Microsoft GothicNeo" style:font-family-complex="Microsoft GothicNeo" style:font-family-generic="swiss" style:font-family-generic-asian="swiss" style:font-family-generic-complex="swiss" style:font-pitch="variable" style:font-pitch-asian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GothicNeo" style:font-family-asian="Microsoft GothicNeo" style:font-family-complex="Microsoft GothicNeo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draw:fill="none" draw:stroke="solid" svg:stroke-width="0.00694in" svg:stroke-color="#000000" draw:marker-end="a811" svg:stroke-opacity="100%" draw:stroke-linejoin="miter" svg:stroke-linecap="butt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none" draw:stroke="solid" svg:stroke-width="0.00694in" svg:stroke-color="#000000" draw:marker-end="a772" svg:stroke-opacity="100%" draw:stroke-linejoin="miter" svg:stroke-linecap="butt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dddddd" draw:opacity="49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 style:parent-style-name="Graphics">
      <style:graphic-properties draw:fill="none" draw:stroke="none"/>
    </style:style>
    <style:style style:family="graphic" style:name="a77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graphic" style:name="a819" style:parent-style-name="Graphics">
      <style:graphic-properties draw:fill="none" draw:stroke="none"/>
    </style:style>
    <style:style style:family="graphic" style:name="a778">
      <style:graphic-properties draw:fill="none" draw:stroke="solid" svg:stroke-width="0.00694in" svg:stroke-color="#000000" draw:marker-end="a777" svg:stroke-opacity="100%" draw:stroke-linejoin="miter" svg:stroke-linecap="but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GothicNeo" style:font-family-asian="Microsoft GothicNeo" style:font-family-complex="Microsoft GothicNeo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GothicNeo" style:font-family-asian="Microsoft GothicNeo" style:font-family-complex="Microsoft GothicNeo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4">
      <style:drawing-page-properties draw:fill="solid" draw:fill-color="#dddddd" draw:opacity="49.02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f67979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draw:fill="none" draw:stroke="solid" svg:stroke-width="0.00694in" svg:stroke-color="#000000" draw:marker-end="a820" svg:stroke-opacity="100%" draw:stroke-linejoin="miter" svg:stroke-linecap="butt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 style:parent-style-name="Graphics">
      <style:graphic-properties draw:fill="none" draw:stroke="non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draw:fill="none" draw:stroke="solid" svg:stroke-width="0.00694in" svg:stroke-color="#000000" draw:marker-end="a826" svg:stroke-opacity="100%" draw:stroke-linejoin="miter" svg:stroke-linecap="butt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draw:fill="none" draw:stroke="solid" svg:stroke-width="0.00694in" svg:stroke-color="#000000" draw:marker-end="a788" svg:stroke-opacity="100%" draw:stroke-linejoin="miter" svg:stroke-linecap="butt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695" draw:master-page-name="Master1-Layout1-title-Diapositiva-titolo" presentation:presentation-page-layout-name="Master1-PPL1" draw:id="Slide-256">
        <draw:frame draw:id="id69" draw:style-name="a696" draw:name="Immagine 17" svg:x="6.66667in" svg:y="1.27604in" svg:width="6.92943in" svg:height="4.94792in" style:rel-width="scale" style:rel-height="scale">
          <draw:image xlink:href="media/image1.png" xlink:type="simple" xlink:show="embed" xlink:actuate="onLoad"/>
          <svg:title/>
          <svg:desc>Immagine che contiene portatile, computer, sedendo, elettronico

Descrizione generata automaticamente</svg:desc>
        </draw:frame>
        <draw:custom-shape svg:x="-1.27579in" svg:y="2.4058in" svg:width="7.2029in" svg:height="1.00977in" draw:id="id70" draw:style-name="a699" draw:name="Rettangolo 19">
          <svg:title/>
          <svg:desc/>
          <text:p text:style-name="a698" text:class-names="" text:cond-style-name=""><text:span text:style-name="a697" text:class-names="">Musikul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808in" svg:y="3.87913in" svg:width="5.80251in" svg:height="1.00977in" draw:id="id71" draw:style-name="a703" draw:name="Rettangolo 22">
          <svg:title/>
          <svg:desc/>
          <text:p text:style-name="a702" text:class-names="" text:cond-style-name=""><text:span text:style-name="a700" text:class-names="">Your</text:span><text:span text:style-name="a701" text:class-names=""><text:s text:c="1"/>music portal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704" draw:master-page-name="Master1-Layout2-obj-Titolo-e-contenuto" presentation:presentation-page-layout-name="Master1-PPL2" draw:id="Slide-257">
        <draw:custom-shape svg:x="0.75361in" svg:y="0.95395in" svg:width="3.76154in" svg:height="1.00977in" draw:id="id72" draw:style-name="a707" draw:name="Rettangolo 3">
          <svg:title/>
          <svg:desc/>
          <text:p text:style-name="a706" text:class-names="" text:cond-style-name=""><text:span text:style-name="a705" text:class-names="">IND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3.16531in" svg:y="2.52716in" svg:width="11.68182in" svg:height="1.17806in" draw:id="id73" draw:style-name="a713" draw:name="Rettangolo 2">
          <svg:title/>
          <svg:desc/>
          <text:p text:style-name="a709" text:class-names="" text:cond-style-name=""><text:span text:style-name="a708" text:class-names=""><text:s text:c="2"/>-Architettura<text:s text:c="1"/></text:span></text:p>
          <text:p text:style-name="a712" text:class-names="" text:cond-style-name=""><text:span text:style-name="a710" text:class-names="">-Interazion</text:span><text:span text:style-name="a711" text:class-names="">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714" draw:master-page-name="Master1-Layout7-blank-Vuota" presentation:presentation-page-layout-name="Master1-PPL7" draw:id="Slide-258">
        <draw:custom-shape svg:x="1.07576in" svg:y="2.87121in" svg:width="3.4394in" svg:height="1.84091in" draw:id="id74" draw:style-name="a717" draw:name="Rettangolo 1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274in" svg:y="3.24512in" svg:width="3.04543in" svg:height="1.00977in" draw:id="id75" draw:style-name="a720" draw:name="Rettangolo 2">
          <svg:title/>
          <svg:desc/>
          <text:p text:style-name="a719" text:class-names="" text:cond-style-name=""><text:span text:style-name="a718" text:class-names="">Serv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in" svg:y="0.81818in" svg:width="3.56061in" svg:height="1.80303in" draw:id="id76" draw:style-name="a723" draw:name="Rettangolo 3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6667in" svg:y="4.90909in" svg:width="4.62806in" svg:height="1.77273in" draw:id="id77" draw:style-name="a726" draw:name="Rettangolo 4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4732in" svg:y="0.77638in" svg:width="3.06597in" svg:height="1.91855in" draw:id="id78" draw:style-name="a731" draw:name="Rettangolo 5">
          <svg:title/>
          <svg:desc/>
          <text:p text:style-name="a728" text:class-names="" text:cond-style-name=""><text:span text:style-name="a727" text:class-names="">Database</text:span></text:p>
          <text:p text:style-name="a730" text:class-names="" text:cond-style-name=""><text:span text:style-name="a729" text:class-names="">mySQ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6889in" svg:y="5.27542in" svg:width="4.72584in" svg:height="1.00977in" draw:id="id79" draw:style-name="a734" draw:name="Rettangolo 6">
          <svg:title/>
          <svg:desc/>
          <text:p text:style-name="a733" text:class-names="" text:cond-style-name=""><text:span text:style-name="a732" text:class-names="">Client-brows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5455in" svg:y1="1.89394in" svg:x2="2.45455in" svg:y2="2.87121in" draw:id="id80" draw:style-name="a736" draw:name="Connettore 2 10">
          <svg:title/>
          <svg:desc/>
        </draw:connector>
        <draw:connector draw:type="line" svg:x1="2.45455in" svg:y1="1.89394in" svg:x2="8in" svg:y2="1.89394in" draw:id="id81" draw:style-name="a738" draw:name="Connettore 2 13">
          <svg:title/>
          <svg:desc/>
        </draw:connector>
        <draw:connector draw:type="line" svg:x1="2.45455in" svg:y1="6.28519in" svg:x2="2.45455in" svg:y2="4.71212in" draw:id="id82" draw:style-name="a740" draw:name="Connettore 2 15">
          <svg:title/>
          <svg:desc/>
        </draw:connector>
        <draw:connector draw:type="line" svg:x1="2.45455in" svg:y1="6.28519in" svg:x2="7.66667in" svg:y2="6.28519in" draw:id="id83" draw:style-name="a742" draw:name="Connettore 2 17">
          <svg:title/>
          <svg:desc/>
        </draw:connector>
        <draw:custom-shape svg:x="3.68751in" svg:y="5.87341in" svg:width="1.65529in" svg:height="0.43757in" draw:id="id84" draw:style-name="a745" draw:name="Rettangolo 19">
          <svg:title/>
          <svg:desc/>
          <text:p text:style-name="a744" text:class-names="" text:cond-style-name=""><text:span text:style-name="a743" text:class-names="">API-Re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90909in" svg:y1="4.0303in" svg:x2="4.51515in" svg:y2="4.0303in" draw:id="id85" draw:style-name="a747" draw:name="Connettore 2 21">
          <svg:title/>
          <svg:desc/>
        </draw:connector>
        <draw:connector draw:type="line" svg:x1="8.92424in" svg:y1="4.04545in" svg:x2="8.92424in" svg:y2="4.89394in" draw:id="id86" draw:style-name="a749" draw:name="Connettore 2 23">
          <svg:title/>
          <svg:desc/>
        </draw:connector>
        <draw:custom-shape svg:x="5.69697in" svg:y="3.64796in" svg:width="1.54333in" svg:height="0.43757in" draw:id="id87" draw:style-name="a752" draw:name="Rettangolo 24">
          <svg:title/>
          <svg:desc/>
          <text:p text:style-name="a751" text:class-names="" text:cond-style-name=""><text:span text:style-name="a750" text:class-names="">Web-socket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753" draw:master-page-name="Master1-Layout7-blank-Vuota" presentation:presentation-page-layout-name="Master1-PPL7" draw:id="Slide-259">
        <draw:custom-shape svg:x="0.84058in" svg:y="0.73913in" svg:width="3.01449in" svg:height="1.71014in" draw:id="id88" draw:style-name="a756" draw:name="Rettangolo 12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4348in" svg:y="0.73913in" svg:width="3.01449in" svg:height="1.71014in" draw:id="id89" draw:style-name="a759" draw:name="Rettangolo 13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058in" svg:y="4.86956in" svg:width="3.01449in" svg:height="1.71014in" draw:id="id90" draw:style-name="a762" draw:name="Rettangolo 14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605in" svg:y="1.20713in" svg:width="3.20356in" svg:height="0.77415in" draw:id="id91" draw:style-name="a765" draw:name="Rettangolo 15">
          <svg:title/>
          <svg:desc/>
          <text:p text:style-name="a764" text:class-names="" text:cond-style-name=""><text:span text:style-name="a763" text:class-names="">Home p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8099in" svg:y="1.16505in" svg:width="2.97699in" svg:height="0.8583in" draw:id="id92" draw:style-name="a768" draw:name="Rettangolo 16">
          <svg:title/>
          <svg:desc/>
          <text:p text:style-name="a767" text:class-names="" text:cond-style-name=""><text:span text:style-name="a766" text:class-names="">Artist p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205in" svg:y="5.29549in" svg:width="2.83155in" svg:height="0.8583in" draw:id="id93" draw:style-name="a771" draw:name="Rettangolo 17">
          <svg:title/>
          <svg:desc/>
          <text:p text:style-name="a770" text:class-names="" text:cond-style-name=""><text:span text:style-name="a769" text:class-names="">Song p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85507in" svg:y1="1.16505in" svg:x2="9.04348in" svg:y2="1.23412in" draw:id="id94" draw:style-name="a773" draw:name="Connettore 2 19">
          <svg:title/>
          <svg:desc/>
        </draw:connector>
        <draw:custom-shape svg:x="5.73385in" svg:y="0.76956in" svg:width="1.43085in" svg:height="0.43757in" draw:id="id95" draw:style-name="a776" draw:name="Rettangolo 20">
          <svg:title/>
          <svg:desc/>
          <text:p text:style-name="a775" text:class-names="" text:cond-style-name=""><text:span text:style-name="a774" text:class-names="">Genius AP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3333in" svg:y1="2.44927in" svg:x2="1.33333in" svg:y2="4.86956in" draw:id="id96" draw:style-name="a778" draw:name="Connettore 2 24">
          <svg:title/>
          <svg:desc/>
        </draw:connector>
        <draw:custom-shape svg:x="0in" svg:y="3.44064in" svg:width="1.43085in" svg:height="0.43757in" draw:id="id97" draw:style-name="a781" draw:name="Rettangolo 25">
          <svg:title/>
          <svg:desc/>
          <text:p text:style-name="a780" text:class-names="" text:cond-style-name=""><text:span text:style-name="a779" text:class-names="">Genius AP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2811in" svg:y="2.99033in" svg:width="3.01449in" svg:height="1.74638in" draw:id="id98" draw:style-name="a784" draw:name="Rettangolo 26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9607in" svg:y="3.44905in" svg:width="2.76844in" svg:height="0.8583in" draw:id="id99" draw:style-name="a787" draw:name="Rettangolo 27">
          <svg:title/>
          <svg:desc/>
          <text:p text:style-name="a786" text:class-names="" text:cond-style-name=""><text:span text:style-name="a785" text:class-names="">User p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85507in" svg:y1="2.44927in" svg:x2="5.89855in" svg:y2="3.62742in" draw:id="id100" draw:style-name="a789" draw:name="Connettore 2 29">
          <svg:title/>
          <svg:desc/>
        </draw:connector>
        <draw:custom-shape svg:width="1.8991in" svg:height="1.00987in" draw:id="id101" draw:style-name="a794" draw:transform="translate(-0.94955in -0.50493in) rotate(-0.54245) translate(5.0323in 2.75147in)" draw:name="Rettangolo 31">
          <svg:title/>
          <svg:desc/>
          <text:p text:style-name="a793" text:class-names="" text:cond-style-name=""><text:span text:style-name="a790" text:class-names="">Spotify</text:span><text:span text:style-name="a791" text:class-names=""><text:s text:c="1"/></text:span><text:span text:style-name="a792" text:class-names="">OAut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08696in" svg:y1="5.29549in" svg:x2="3.85507in" svg:y2="5.29549in" draw:id="id102" draw:style-name="a796" draw:name="Connettore 2 34">
          <svg:title/>
          <svg:desc/>
        </draw:connector>
        <draw:connector draw:type="line" svg:x1="10.08696in" svg:y1="5.29549in" svg:x2="10.08696in" svg:y2="2.44927in" draw:id="id103" draw:style-name="a798" draw:name="Connettore 2 36">
          <svg:title/>
          <svg:desc/>
        </draw:connector>
        <draw:custom-shape svg:x="4.90795in" svg:y="4.87874in" svg:width="2.55191in" svg:height="1.00977in" draw:id="id104" draw:style-name="a803" draw:name="Rettangolo 44">
          <svg:title/>
          <svg:desc/>
          <text:p text:style-name="a802" text:class-names="" text:cond-style-name=""><text:span text:style-name="a799" text:class-names="">Spotify/Genius</text:span><text:span text:style-name="a800" text:class-names=""><text:s text:c="1"/></text:span><text:span text:style-name="a801" text:class-names="">AP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6232in" svg:y="6.15379in" svg:width="2.83155in" svg:height="1.2375in" draw:id="id105" draw:style-name="a806" draw:name="Rettangolo 45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6232in" svg:y="6.39382in" svg:width="2.81465in" svg:height="0.77415in" draw:id="id106" draw:style-name="a809" draw:name="Rettangolo 46">
          <svg:title/>
          <svg:desc/>
          <text:p text:style-name="a808" text:class-names="" text:cond-style-name=""><text:span text:style-name="a807" text:class-names="">Thank p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1739in" svg:y1="6.57971in" svg:x2="3.21739in" svg:y2="6.99646in" draw:id="id107" draw:style-name="a810" draw:name="Connettore diritto 50">
          <svg:title/>
          <svg:desc/>
        </draw:connector>
        <draw:connector draw:type="line" svg:x1="3.21739in" svg:y1="7.01449in" svg:x2="9.34542in" svg:y2="7.01449in" draw:id="id108" draw:style-name="a812" draw:name="Connettore 2 53">
          <svg:title/>
          <svg:desc/>
        </draw:connector>
        <draw:custom-shape svg:x="5.29155in" svg:y="6.54109in" svg:width="2.31545in" svg:height="0.43757in" draw:id="id109" draw:style-name="a815" draw:name="Rettangolo 55">
          <svg:title/>
          <svg:desc/>
          <text:p text:style-name="a814" text:class-names="" text:cond-style-name=""><text:span text:style-name="a813" text:class-names="">Aggiunta databas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816" draw:master-page-name="Master1-Layout7-blank-Vuota" presentation:presentation-page-layout-name="Master1-PPL7" draw:id="Slide-260">
        <draw:frame draw:id="id110" draw:style-name="a817" draw:name="Immagine 2" svg:x="8.62202in" svg:y="-0.27536in" svg:width="2.28228in" svg:height="3.22798in" style:rel-width="scale" style:rel-height="scale">
          <draw:image xlink:href="media/image2.png" xlink:type="simple" xlink:show="embed" xlink:actuate="onLoad"/>
          <svg:title/>
          <svg:desc>Immagine che contiene tazza, caffè, boccale, tastiera

Descrizione generata automaticamente</svg:desc>
        </draw:frame>
        <draw:frame draw:id="id111" draw:style-name="a818" draw:name="Elemento grafico 14" svg:x="0.21282in" svg:y="2.57843in" svg:width="2.31388in" svg:height="2.31388in" style:rel-width="scale" style:rel-height="scale">
          <draw:image xlink:href="media/image3.svg" xlink:type="simple" xlink:show="embed" xlink:actuate="onLoad"/>
          <svg:title/>
          <svg:desc>Portatile</svg:desc>
        </draw:frame>
        <draw:frame draw:id="id112" draw:style-name="a819" draw:name="Immagine 18" svg:x="4.62508in" svg:y="2.17914in" svg:width="1.89855in" svg:height="3.11247in" style:rel-width="scale" style:rel-height="scale">
          <draw:image xlink:href="media/image4.png" xlink:type="simple" xlink:show="embed" xlink:actuate="onLoad"/>
          <svg:title/>
          <svg:desc>Immagine che contiene interni, televisione, stanza, sedendo

Descrizione generata automaticamente</svg:desc>
        </draw:frame>
        <draw:connector draw:type="line" svg:x1="2.13539in" svg:y1="3.73537in" svg:x2="5.02899in" svg:y2="3.75in" draw:id="id113" draw:style-name="a821" draw:name="Connettore 2 24">
          <svg:title/>
          <svg:desc/>
        </draw:connector>
        <draw:custom-shape svg:x="0.93963in" svg:y="2.40058in" svg:width="0.86026in" svg:height="0.43757in" draw:id="id114" draw:style-name="a824" draw:name="Rettangolo 27">
          <svg:title/>
          <svg:desc/>
          <text:p text:style-name="a823" text:class-names="" text:cond-style-name=""><text:span text:style-name="a822" text:class-names="">Cli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25" draw:name="Immagine 34" svg:x="8.62202in" svg:y="5.7993in" svg:width="2.95619in" svg:height="0.7506in" style:rel-width="scale" style:rel-height="scale">
          <draw:image xlink:href="media/image5.png" xlink:type="simple" xlink:show="embed" xlink:actuate="onLoad"/>
          <svg:title/>
          <svg:desc>Immagine che contiene disegnando, segnale

Descrizione generata automaticamente</svg:desc>
        </draw:frame>
        <draw:connector draw:type="line" svg:x1="6.07692in" svg:y1="4.61538in" svg:x2="8.62202in" svg:y2="5.96923in" draw:id="id116" draw:style-name="a827" draw:name="Connettore 2 36">
          <svg:title/>
          <svg:desc/>
        </draw:connector>
        <draw:custom-shape svg:width="1.39053in" svg:height="1.00977in" draw:id="id117" draw:style-name="a832" draw:transform="translate(-0.69526in -0.50488in) rotate(-0.52646) translate(7.37843in 4.89231in)" draw:name="Rettangolo 37">
          <svg:title/>
          <svg:desc/>
          <text:p text:style-name="a831" text:class-names="" text:cond-style-name=""><text:span text:style-name="a828" text:class-names="">Happi</text:span><text:span text:style-name="a829" text:class-names=""><text:s text:c="1"/></text:span><text:span text:style-name="a830" text:class-names="">api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07692in" svg:y1="2.57843in" svg:x2="8.75362in" svg:y2="1.73913in" draw:id="id118" draw:style-name="a834" draw:name="Connettore 2 39">
          <svg:title/>
          <svg:desc/>
        </draw:connector>
        <draw:custom-shape svg:width="2.60716in" svg:height="0.43757in" draw:id="id119" draw:style-name="a837" draw:transform="translate(-1.30358in -0.21878in) rotate(-5.97852) translate(7.3861in 1.89866in)" draw:name="Rettangolo 40">
          <svg:title/>
          <svg:desc/>
          <text:p text:style-name="a836" text:class-names="" text:cond-style-name=""><text:span text:style-name="a835" text:class-names="">Select from databas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838" draw:master-page-name="Master1-Layout7-blank-Vuota" presentation:presentation-page-layout-name="Master1-PPL7" draw:id="Slide-261">
        <draw:frame draw:id="id120" draw:style-name="a839" draw:name="Elemento grafico 2" svg:x="0.07449in" svg:y="2.71166in" svg:width="1.53834in" svg:height="1.85789in" style:rel-width="scale" style:rel-height="scale">
          <draw:image xlink:href="media/image6.svg" xlink:type="simple" xlink:show="embed" xlink:actuate="onLoad"/>
          <svg:title/>
          <svg:desc>Portatile</svg:desc>
        </draw:frame>
        <draw:frame draw:id="id121" draw:style-name="a840" draw:name="Immagine 4" svg:x="4.71923in" svg:y="2.71166in" svg:width="1.33334in" svg:height="2.07667in" style:rel-width="scale" style:rel-height="scale">
          <draw:image xlink:href="media/image7.png" xlink:type="simple" xlink:show="embed" xlink:actuate="onLoad"/>
          <svg:title/>
          <svg:desc>Immagine che contiene interni, televisione, stanza, sedendo

Descrizione generata automaticamente</svg:desc>
        </draw:frame>
        <draw:connector draw:type="line" svg:x1="1.4in" svg:y1="3.33846in" svg:x2="5.01538in" svg:y2="3.33846in" draw:id="id122" draw:style-name="a842" draw:name="Connettore 2 6">
          <svg:title/>
          <svg:desc/>
        </draw:connector>
        <draw:custom-shape svg:x="0.41352in" svg:y="2.49288in" svg:width="0.86026in" svg:height="0.43757in" draw:id="id123" draw:style-name="a845" draw:name="Rettangolo 8">
          <svg:title/>
          <svg:desc/>
          <text:p text:style-name="a844" text:class-names="" text:cond-style-name=""><text:span text:style-name="a843" text:class-names="">Cli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6954in" svg:y="2.93045in" svg:width="1.25393in" svg:height="0.43757in" draw:id="id124" draw:style-name="a850" draw:name="Rettangolo 9">
          <svg:title/>
          <svg:desc/>
          <text:p text:style-name="a849" text:class-names="" text:cond-style-name=""><text:span text:style-name="a846" text:class-names="">Get</text:span><text:span text:style-name="a847" text:class-names=""><text:s text:c="1"/>testo</text:span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4in" svg:y1="3.75in" svg:x2="5.01538in" svg:y2="3.74648in" draw:id="id125" draw:style-name="a852" draw:name="Connettore 2 14">
          <svg:title/>
          <svg:desc/>
        </draw:connector>
        <draw:custom-shape svg:x="2.33024in" svg:y="3.68573in" svg:width="1.33254in" svg:height="0.43757in" draw:id="id126" draw:style-name="a856" draw:name="Rettangolo 16">
          <svg:title/>
          <svg:desc/>
          <text:p text:style-name="a855" text:class-names="" text:cond-style-name=""><text:span text:style-name="a853" text:class-names="">Post testo</text:span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857" draw:name="Immagine 18" svg:x="8.90761in" svg:y="0.42799in" svg:width="1.76932in" svg:height="2.50246in" style:rel-width="scale" style:rel-height="scale">
          <draw:image xlink:href="media/image8.png" xlink:type="simple" xlink:show="embed" xlink:actuate="onLoad"/>
          <svg:title/>
          <svg:desc>Immagine che contiene tazza, caffè, boccale, tastiera

Descrizione generata automaticamente</svg:desc>
        </draw:frame>
        <draw:connector draw:type="line" svg:x1="5.71923in" svg:y1="2.93045in" svg:x2="9.03077in" svg:y2="1.38462in" draw:id="id128" draw:style-name="a859" draw:name="Connettore 2 20">
          <svg:title/>
          <svg:desc/>
        </draw:connector>
        <draw:custom-shape svg:width="0.87162in" svg:height="0.43757in" draw:id="id129" draw:style-name="a863" draw:transform="translate(-0.43581in -0.21878in) rotate(-5.83261) translate(6.92705in 2.08902in)" draw:name="Rettangolo 24">
          <svg:title/>
          <svg:desc/>
          <text:p text:style-name="a862" text:class-names="" text:cond-style-name=""><text:span text:style-name="a860" text:class-names="">select</text:span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71923in" svg:y1="3.36801in" svg:x2="9.03077in" svg:y2="1.84615in" draw:id="id130" draw:style-name="a865" draw:name="Connettore 2 26">
          <svg:title/>
          <svg:desc/>
        </draw:connector>
        <draw:custom-shape svg:width="0.8576in" svg:height="0.43757in" draw:id="id131" draw:style-name="a869" draw:transform="translate(-0.4288in -0.21878in) rotate(-5.84451) translate(7.375in 2.76904in)" draw:name="Rettangolo 28">
          <svg:title/>
          <svg:desc/>
          <text:p text:style-name="a868" text:class-names="" text:cond-style-name=""><text:span text:style-name="a866" text:class-names="">insert</text:span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870" draw:name="Immagine 30" svg:x="8.98314in" svg:y="5.96538in" svg:width="2.92455in" svg:height="0.74256in" style:rel-width="scale" style:rel-height="scale">
          <draw:image xlink:href="media/image9.png" xlink:type="simple" xlink:show="embed" xlink:actuate="onLoad"/>
          <svg:title/>
          <svg:desc>Immagine che contiene disegnando, segnale

Descrizione generata automaticamente</svg:desc>
        </draw:frame>
        <draw:connector draw:type="line" svg:x1="5.71923in" svg:y1="4.30769in" svg:x2="9.15897in" svg:y2="6.11538in" draw:id="id133" draw:style-name="a872" draw:name="Connettore 2 32">
          <svg:title/>
          <svg:desc/>
        </draw:connector>
        <draw:custom-shape svg:width="1.25393in" svg:height="0.43757in" draw:id="id134" draw:style-name="a879" draw:transform="translate(-0.62697in -0.21878in) rotate(-0.4951) translate(7.15683in 4.73757in)" draw:name="Rettangolo 34">
          <svg:title/>
          <svg:desc/>
          <text:p text:style-name="a878" text:class-names="" text:cond-style-name=""><text:span text:style-name="a873" text:class-names="">Get</text:span><text:span text:style-name="a874" text:class-names=""><text:s text:c="1"/></text:span><text:span text:style-name="a875" text:class-names="">test</text:span><text:span text:style-name="a876" text:class-names="">o</text:span><text:span text:style-name="a8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26" svg:viewBox="0 0 20 30" svg:d="m10 0-10 30h20z"/>
    <draw:marker draw:name="a795" svg:viewBox="0 0 20 30" svg:d="m10 0-10 30h20z"/>
    <draw:marker draw:name="a864" svg:viewBox="0 0 20 30" svg:d="m10 0-10 30h20z"/>
    <draw:marker draw:name="a797" svg:viewBox="0 0 20 30" svg:d="m10 0-10 30h20z"/>
    <draw:marker draw:name="a741" svg:viewBox="0 0 20 30" svg:d="m10 0-10 30h20z"/>
    <draw:marker draw:name="a811" svg:viewBox="0 0 20 30" svg:d="m10 0-10 30h20z"/>
    <draw:marker draw:name="a851" svg:viewBox="0 0 20 30" svg:d="m10 0-10 30h20z"/>
    <draw:marker draw:name="a746" svg:viewBox="0 0 20 30" svg:d="m10 0-10 30h20z"/>
    <draw:marker draw:name="a748" svg:viewBox="0 0 20 30" svg:d="m10 0-10 30h20z"/>
    <draw:marker draw:name="a788" svg:viewBox="0 0 20 30" svg:d="m10 0-10 30h20z"/>
    <draw:marker draw:name="a858" svg:viewBox="0 0 20 30" svg:d="m10 0-10 30h20z"/>
    <draw:marker draw:name="a735" svg:viewBox="0 0 20 30" svg:d="m10 0-10 30h20z"/>
    <draw:marker draw:name="a841" svg:viewBox="0 0 20 30" svg:d="m10 0-10 30h20z"/>
    <draw:marker draw:name="a772" svg:viewBox="0 0 20 30" svg:d="m10 0-10 30h20z"/>
    <draw:marker draw:name="a737" svg:viewBox="0 0 20 30" svg:d="m10 0-10 30h20z"/>
    <draw:marker draw:name="a739" svg:viewBox="0 0 20 30" svg:d="m10 0-10 30h20z"/>
    <draw:marker draw:name="a777" svg:viewBox="0 0 20 30" svg:d="m10 0-10 30h20z"/>
    <draw:marker draw:name="a833" svg:viewBox="0 0 20 30" svg:d="m10 0-10 30h20z"/>
    <draw:marker draw:name="a871" svg:viewBox="0 0 20 30" svg:d="m10 0-10 30h20z"/>
    <draw:marker draw:name="a82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07/2020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Segnaposto intestazion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egnaposto dat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egnaposto immagine diapositiva 3">
          <svg:title/>
          <svg:desc/>
        </draw:page-thumbnail>
        <draw:frame draw:id="id8" presentation:style-name="a52" draw:name="Segnaposto note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Fare clic per modificare gli stili del testo dello schema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o livello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egnaposto piè di pagina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egnaposto numero diapositiva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0">
      <draw:frame draw:id="id11" presentation:style-name="a63" draw:name="Titolo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Fare clic per modificare lo stile del titolo dello schema</text:span></text:p>
        </draw:text-box>
        <svg:title/>
        <svg:desc/>
      </draw:frame>
      <draw:frame draw:id="id12" presentation:style-name="a66" draw:name="Sottotitolo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Fare clic per modificare lo stile del sottotitolo dello schema</text:span></text:p>
        </draw:text-box>
        <svg:title/>
        <svg:desc/>
      </draw:frame>
      <draw:frame draw:id="id13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/07/2020</text:date></text:span></text:p>
        </draw:text-box>
        <svg:title/>
        <svg:desc/>
      </draw:frame>
      <draw:frame draw:id="id14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Segnaposto intestazion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Segnaposto data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egnaposto immagine diapositiva 3">
          <svg:title/>
          <svg:desc/>
        </draw:page-thumbnail>
        <draw:frame draw:id="id8" presentation:style-name="a99" draw:name="Segnaposto note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Fare clic per modificare gli stili del testo dello schema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o livello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Segnaposto piè di pagina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egnaposto numero diapositiva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07">
      <draw:frame draw:id="id16" presentation:style-name="a110" draw:name="Titolo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Fare clic per modificare lo stile del titolo dello schema</text:span></text:p>
        </draw:text-box>
        <svg:title/>
        <svg:desc/>
      </draw:frame>
      <draw:frame draw:id="id17" presentation:style-name="a126" draw:name="Segnaposto contenuto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Fare clic per modificare gli stili del testo dello schema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o livello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Segnaposto data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2/07/2020</text:date></text:span></text:p>
        </draw:text-box>
        <svg:title/>
        <svg:desc/>
      </draw:frame>
      <draw:frame draw:id="id19" presentation:style-name="a133" draw:name="Segnaposto piè di pagina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egnaposto numero diapositiva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Segnaposto intestazion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Segnaposto data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egnaposto immagine diapositiva 3">
          <svg:title/>
          <svg:desc/>
        </draw:page-thumbnail>
        <draw:frame draw:id="id8" presentation:style-name="a159" draw:name="Segnaposto note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Fare clic per modificare gli stili del testo dello schema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o livello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Segnaposto piè di pagina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egnaposto numero diapositiva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67">
      <draw:frame draw:id="id21" presentation:style-name="a170" draw:name="Titolo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Fare clic per modificare lo stile del titolo dello schema</text:span></text:p>
        </draw:text-box>
        <svg:title/>
        <svg:desc/>
      </draw:frame>
      <draw:frame draw:id="id22" presentation:style-name="a174" draw:name="Segnaposto testo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78" draw:name="Segnaposto data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2/07/2020</text:date></text:span></text:p>
        </draw:text-box>
        <svg:title/>
        <svg:desc/>
      </draw:frame>
      <draw:frame draw:id="id24" presentation:style-name="a181" draw:name="Segnaposto piè di pagina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egnaposto numero diapositiva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Segnaposto intestazion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Segnaposto data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egnaposto immagine diapositiva 3">
          <svg:title/>
          <svg:desc/>
        </draw:page-thumbnail>
        <draw:frame draw:id="id8" presentation:style-name="a207" draw:name="Segnaposto note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Fare clic per modificare gli stili del testo dello schema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o livello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Segnaposto piè di pagina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egnaposto numero diapositiva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15">
      <draw:frame draw:id="id26" presentation:style-name="a218" draw:name="Titolo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Fare clic per modificare lo stile del titolo dello schema</text:span></text:p>
        </draw:text-box>
        <svg:title/>
        <svg:desc/>
      </draw:frame>
      <draw:frame draw:id="id27" presentation:style-name="a234" draw:name="Segnaposto contenuto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Fare clic per modificare gli stili del testo dello schema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o livello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Segnaposto contenuto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Fare clic per modificare gli stili del testo dello schema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o livello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Segnaposto data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2/07/2020</text:date></text:span></text:p>
        </draw:text-box>
        <svg:title/>
        <svg:desc/>
      </draw:frame>
      <draw:frame draw:id="id30" presentation:style-name="a257" draw:name="Segnaposto piè di pagina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egnaposto numero diapositiva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Segnaposto intestazion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Segnaposto data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egnaposto immagine diapositiva 3">
          <svg:title/>
          <svg:desc/>
        </draw:page-thumbnail>
        <draw:frame draw:id="id8" presentation:style-name="a283" draw:name="Segnaposto note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Fare clic per modificare gli stili del testo dello schema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o livello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Segnaposto piè di pagina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egnaposto numero diapositiva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91">
      <draw:frame draw:id="id32" presentation:style-name="a294" draw:name="Titolo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Fare clic per modificare lo stile del titolo dello schema</text:span></text:p>
        </draw:text-box>
        <svg:title/>
        <svg:desc/>
      </draw:frame>
      <draw:frame draw:id="id33" presentation:style-name="a298" draw:name="Segnaposto testo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314" draw:name="Segnaposto contenuto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Fare clic per modificare gli stili del testo dello schema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o livello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Segnaposto testo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334" draw:name="Segnaposto contenuto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Fare clic per modificare gli stili del testo dello schema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o livello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Segnaposto data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2/07/2020</text:date></text:span></text:p>
        </draw:text-box>
        <svg:title/>
        <svg:desc/>
      </draw:frame>
      <draw:frame draw:id="id38" presentation:style-name="a341" draw:name="Segnaposto piè di pagina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egnaposto numero diapositiva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Segnaposto intestazion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Segnaposto data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egnaposto immagine diapositiva 3">
          <svg:title/>
          <svg:desc/>
        </draw:page-thumbnail>
        <draw:frame draw:id="id8" presentation:style-name="a367" draw:name="Segnaposto note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Fare clic per modificare gli stili del testo dello schema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o livello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Segnaposto piè di pagina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egnaposto numero diapositiva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75">
      <draw:frame draw:id="id40" presentation:style-name="a378" draw:name="Titolo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Fare clic per modificare lo stile del titolo dello schema</text:span></text:p>
        </draw:text-box>
        <svg:title/>
        <svg:desc/>
      </draw:frame>
      <draw:frame draw:id="id41" presentation:style-name="a382" draw:name="Segnaposto data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2/07/2020</text:date></text:span></text:p>
        </draw:text-box>
        <svg:title/>
        <svg:desc/>
      </draw:frame>
      <draw:frame draw:id="id42" presentation:style-name="a385" draw:name="Segnaposto piè di pagina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egnaposto numero diapositiva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Segnaposto intestazion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Segnaposto data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egnaposto immagine diapositiva 3">
          <svg:title/>
          <svg:desc/>
        </draw:page-thumbnail>
        <draw:frame draw:id="id8" presentation:style-name="a411" draw:name="Segnaposto note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Fare clic per modificare gli stili del testo dello schema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o livello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Segnaposto piè di pagina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egnaposto numero diapositiva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19">
      <draw:frame draw:id="id44" presentation:style-name="a423" draw:name="Segnaposto data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2/07/2020</text:date></text:span></text:p>
        </draw:text-box>
        <svg:title/>
        <svg:desc/>
      </draw:frame>
      <draw:frame draw:id="id45" presentation:style-name="a426" draw:name="Segnaposto piè di pagina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egnaposto numero diapositiva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Segnaposto intestazion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Segnaposto data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egnaposto immagine diapositiva 3">
          <svg:title/>
          <svg:desc/>
        </draw:page-thumbnail>
        <draw:frame draw:id="id8" presentation:style-name="a452" draw:name="Segnaposto note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Fare clic per modificare gli stili del testo dello schema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o livello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Segnaposto piè di pagina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egnaposto numero diapositiva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60">
      <draw:frame draw:id="id47" presentation:style-name="a463" draw:name="Titolo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Fare clic per modificare lo stile del titolo dello schema</text:span></text:p>
        </draw:text-box>
        <svg:title/>
        <svg:desc/>
      </draw:frame>
      <draw:frame draw:id="id48" presentation:style-name="a479" draw:name="Segnaposto contenuto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Fare clic per modificare gli stili del testo dello schema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o livello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Segnaposto testo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487" draw:name="Segnaposto data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2/07/2020</text:date></text:span></text:p>
        </draw:text-box>
        <svg:title/>
        <svg:desc/>
      </draw:frame>
      <draw:frame draw:id="id51" presentation:style-name="a490" draw:name="Segnaposto piè di pagina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egnaposto numero diapositiva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Segnaposto intestazion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Segnaposto data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egnaposto immagine diapositiva 3">
          <svg:title/>
          <svg:desc/>
        </draw:page-thumbnail>
        <draw:frame draw:id="id8" presentation:style-name="a516" draw:name="Segnaposto note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Fare clic per modificare gli stili del testo dello schema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o livello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Segnaposto piè di pagina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egnaposto numero diapositiva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24">
      <draw:frame draw:id="id53" presentation:style-name="a527" draw:name="Titolo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Fare clic per modificare lo stile del titolo dello schema</text:span></text:p>
        </draw:text-box>
        <svg:title/>
        <svg:desc/>
      </draw:frame>
      <draw:frame draw:id="id54" presentation:style-name="a530" draw:name="Segnaposto immagine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Segnaposto testo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538" draw:name="Segnaposto data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2/07/2020</text:date></text:span></text:p>
        </draw:text-box>
        <svg:title/>
        <svg:desc/>
      </draw:frame>
      <draw:frame draw:id="id57" presentation:style-name="a541" draw:name="Segnaposto piè di pagina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egnaposto numero diapositiva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Segnaposto intestazion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Segnaposto data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egnaposto immagine diapositiva 3">
          <svg:title/>
          <svg:desc/>
        </draw:page-thumbnail>
        <draw:frame draw:id="id8" presentation:style-name="a567" draw:name="Segnaposto note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Fare clic per modificare gli stili del testo dello schema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o livello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Segnaposto piè di pagina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egnaposto numero diapositiva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575">
      <draw:frame draw:id="id59" presentation:style-name="a578" draw:name="Titolo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Fare clic per modificare lo stile del titolo dello schema</text:span></text:p>
        </draw:text-box>
        <svg:title/>
        <svg:desc/>
      </draw:frame>
      <draw:frame draw:id="id60" presentation:style-name="a594" draw:name="Segnaposto testo verticale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are clic per modificare gli stili del testo dello schema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o livello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Segnaposto data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2/07/2020</text:date></text:span></text:p>
        </draw:text-box>
        <svg:title/>
        <svg:desc/>
      </draw:frame>
      <draw:frame draw:id="id62" presentation:style-name="a601" draw:name="Segnaposto piè di pagina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egnaposto numero diapositiva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Segnaposto intestazion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Segnaposto data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egnaposto immagine diapositiva 3">
          <svg:title/>
          <svg:desc/>
        </draw:page-thumbnail>
        <draw:frame draw:id="id8" presentation:style-name="a627" draw:name="Segnaposto note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Fare clic per modificare gli stili del testo dello schema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o livello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Segnaposto piè di pagina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egnaposto numero diapositiva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635">
      <draw:frame draw:id="id64" presentation:style-name="a638" draw:name="Titolo vertica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Fare clic per modificare lo stile del titolo dello schema</text:span></text:p>
        </draw:text-box>
        <svg:title/>
        <svg:desc/>
      </draw:frame>
      <draw:frame draw:id="id65" presentation:style-name="a654" draw:name="Segnaposto testo verticale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Fare clic per modificare gli stili del testo dello schema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o livello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Segnaposto data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2/07/2020</text:date></text:span></text:p>
        </draw:text-box>
        <svg:title/>
        <svg:desc/>
      </draw:frame>
      <draw:frame draw:id="id67" presentation:style-name="a661" draw:name="Segnaposto piè di pagina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egnaposto numero diapositiva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Segnaposto intestazion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Segnaposto data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2/07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egnaposto immagine diapositiva 3">
          <svg:title/>
          <svg:desc/>
        </draw:page-thumbnail>
        <draw:frame draw:id="id8" presentation:style-name="a687" draw:name="Segnaposto note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Fare clic per modificare gli stili del testo dello schema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o livello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egnaposto piè di pagina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17167</meta:initial-creator>
    <dc:creator>17167</dc:creator>
    <meta:creation-date>2020-07-10T14:10:18Z</meta:creation-date>
    <dc:date>2020-07-12T14:39:46Z</dc:date>
    <meta:editing-cycles>30</meta:editing-cycles>
    <meta:editing-duration>PT35689S</meta:editing-duration>
    <meta:document-statistic meta:paragraph-count="30" meta:word-count="53"/>
  </office:meta>
</office:document-meta>
</file>